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.049cm" fo:margin-bottom="0.176cm" fo:line-height="100%" fo:text-align="justify" style:justify-single-word="false"/>
      <style:text-properties style:font-name-asian="Times New Roman1" style:language-asian="es" style:country-asian="ES" style:font-name-complex="Calibri1"/>
    </style:style>
    <style:style style:name="P2" style:family="paragraph" style:parent-style-name="Standard" style:master-page-name="Standard">
      <style:paragraph-properties fo:margin-top="0.049cm" fo:margin-bottom="0.176cm" fo:line-height="100%" style:page-number="auto"/>
    </style:style>
    <style:style style:name="P3" style:family="paragraph" style:parent-style-name="Standard" style:list-style-name="WWNum1">
      <style:paragraph-properties fo:margin-top="0.049cm" fo:margin-bottom="0.176cm" fo:line-height="100%"/>
      <style:text-properties style:font-name-asian="Times New Roman1" style:language-asian="es" style:country-asian="ES" style:font-name-complex="Calibri1"/>
    </style:style>
    <style:style style:name="P4" style:family="paragraph" style:parent-style-name="Standard" style:list-style-name="L1">
      <style:paragraph-properties fo:margin-top="0.049cm" fo:margin-bottom="0.176cm" fo:line-height="100%"/>
      <style:text-properties style:font-name-asian="Times New Roman1" style:language-asian="es" style:country-asian="ES" style:font-name-complex="Calibri1"/>
    </style:style>
    <style:style style:name="P5" style:family="paragraph" style:parent-style-name="Standard">
      <style:paragraph-properties fo:margin-top="0.049cm" fo:margin-bottom="0.176cm" fo:line-height="100%" fo:text-align="justify" style:justify-single-word="false"/>
      <style:text-properties style:text-underline-style="solid" style:text-underline-width="auto" style:text-underline-color="font-color" fo:font-weight="bold" style:font-weight-asian="bold" style:font-name-complex="Calibri1"/>
    </style:style>
    <style:style style:name="P6" style:family="paragraph" style:parent-style-name="Standard">
      <style:paragraph-properties fo:margin-top="0.049cm" fo:margin-bottom="0.176cm" fo:line-height="100%" fo:text-align="justify" style:justify-single-word="false"/>
      <style:text-properties style:font-name-complex="Calibri1"/>
    </style:style>
    <style:style style:name="P7" style:family="paragraph" style:parent-style-name="Standard">
      <style:paragraph-properties fo:margin-top="0.049cm" fo:margin-bottom="0.176cm" fo:line-height="100%" fo:text-align="justify" style:justify-single-word="false"/>
    </style:style>
    <style:style style:name="P8" style:family="paragraph" style:parent-style-name="Text_20_body">
      <style:paragraph-properties fo:margin-top="0.049cm" fo:margin-bottom="0.176cm" fo:line-height="100%" fo:text-align="justify" style:justify-single-word="false"/>
      <style:text-properties style:text-underline-style="solid" style:text-underline-width="auto" style:text-underline-color="font-color" fo:font-weight="bold" style:font-weight-asian="bold" style:font-name-complex="Calibri1"/>
    </style:style>
    <style:style style:name="P9" style:family="paragraph" style:parent-style-name="Text_20_body" style:list-style-name="L1">
      <style:paragraph-properties fo:margin-top="0.049cm" fo:margin-bottom="0.176cm" fo:line-height="100%" fo:text-align="justify" style:justify-single-word="false"/>
      <style:text-properties style:text-underline-style="solid" style:text-underline-width="auto" style:text-underline-color="font-color" fo:font-weight="bold" style:font-weight-asian="bold" style:font-name-complex="Calibri1"/>
    </style:style>
    <style:style style:name="P10" style:family="paragraph" style:parent-style-name="Text_20_body">
      <style:paragraph-properties fo:text-align="justify" style:justify-single-word="false"/>
    </style:style>
    <style:style style:name="T1" style:family="text">
      <style:text-properties style:text-underline-style="solid" style:text-underline-width="auto" style:text-underline-color="font-color" fo:font-weight="bold" style:font-name-asian="Times New Roman1" style:language-asian="es" style:country-asian="ES" style:font-weight-asian="bold" style:font-name-complex="Calibri1"/>
    </style:style>
    <style:style style:name="T2" style:family="text">
      <style:text-properties style:text-underline-style="solid" style:text-underline-width="auto" style:text-underline-color="font-color" fo:font-weight="bold" style:font-weight-asian="bold" style:font-name-complex="Calibri1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style:text-underline-style="none" fo:font-weight="normal" style:font-name-asian="Times New Roman1" style:language-asian="es" style:country-asian="ES" style:font-weight-asian="normal" style:font-name-complex="Calibri1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weight-complex="normal"/>
    </style:style>
    <style:style style:name="T7" style:family="text">
      <style:text-properties style:font-name-asian="Times New Roman1" style:language-asian="es" style:country-asian="ES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Publicación del <text:s/></text:span><text:span text:style-name="T2">Servicio Web del Callejero en Platina</text:span></text:p>
      <text:p text:style-name="P5"/>
      <text:p text:style-name="P8"><text:span text:style-name="T3">El proyecto SIG Corporativo de la Junta de Andalucía (</text:span><text:a xlink:type="simple" xlink:href="http://www.juntadeandalucia.es/sigcorporativo">www.juntadeandalucia.es/sigcorporativo</text:a><text:span text:style-name="T3">) proporciona, entre otras herramientas, un conjunto de servicios web que ofrecen diversas funcionalidades de carácter espacial, destacando:</text:span></text:p>
      <text:list xml:id="list3935123891787362086" text:style-name="L1">
        <text:list-item>
          <text:p text:style-name="P9"><text:span text:style-name="T3">Búsqueda y geolocalización de direcciones postales</text:span></text:p>
        </text:list-item>
        <text:list-item>
          <text:p text:style-name="P9"><text:span text:style-name="T3">Normalización de direcciones previa a la geocodificación</text:span></text:p>
        </text:list-item>
        <text:list-item>
          <text:p text:style-name="P9"><text:span text:style-name="T3">Localización de municipios y núcleos de población</text:span></text:p>
        </text:list-item>
        <text:list-item>
          <text:p text:style-name="P9"><text:span text:style-name="T3">Localización de sedes y edificios</text:span></text:p>
        </text:list-item>
        <text:list-item>
          <text:p text:style-name="P9"><text:span text:style-name="T3">Transformación geodésica de coordenadas </text:span></text:p>
        </text:list-item>
        <text:list-item>
          <text:p text:style-name="P9"><text:span text:style-name="T3">Búsquedas de elementos geográficos basados en texto libre.</text:span></text:p>
        </text:list-item>
      </text:list>
      <text:p text:style-name="P10"><text:span text:style-name="T4"/></text:p>
      <text:p text:style-name="P10">No obstante, esta infraestructura de servicios web se ha ido construyendo para dar respuesta a las necesidades de la Junta de Andalucía, necesidades que han ido evolucionando a lo largo del tiempo, lo que ha dado lugar a un despliegue basado en múltiples puntos de acceso (URLs y hosts) distintos, hecho que dificulta tanto el consumo y descubrimiento de los servicios como su gestión y monitorización. </text:p>
      <text:p text:style-name="P10">Además, estos servicios presentan cierta heterogeneidad en los formatos de intercambio de mensajes, puesto que las preferencias del proyecto han evolucionado, pasando de emplear SOAP a utilizar peticiones REST+JSON, menos estructuradas y normalizadas pero más ágiles y ligeras en el consumo de datos.</text:p>
      <text:p text:style-name="P10">Como resultado de esta evolución del proyecto, se dispone de un conjunto de servicios, cada uno de ellos en un "end-point" distinto, residentes en servidores diferentes que se monitorizan por separado, y que hacen uso de protocolos de intercambio de mensajes diferentes.</text:p>
      <text:p text:style-name="P10">Frente a esta situación, la situación deseable sería disponer de un <text:span text:style-name="T5">punto único de acceso</text:span> a los servicios, que facilitaría el descubrimiento, monitorización y gestión de los mismos, y disponer de una solución que permita, sin tener que realizar ningún desarrollo adicional, exponer dichos servicios mediante distintos protocolos (SOAP, JSON, etc), o incluso interceptar las llamadas que se realicen sobre los mismos para añadir lógica adicional, de carácter general (como pueda ser securizar un servicio que en su concepción era abierto) o muy específica del proyecto (como puede ser reproyectar las coordenadas devueltas por el servicio).</text:p>
      <text:p text:style-name="Text_20_body">Justamente, el proyecto <text:span text:style-name="T5">PLATINA</text:span> permite llegar a esta situación, publicando los servicios del proyecto SIGC a través del ESB del proyecto.</text:p>
      <text:p text:style-name="P6"><text:span text:style-name="T7">Al haberse realizado la publicación de estos servicios en el Bus de Interoperabilidad se les ha dotado de facilidades tales como monitorización activa, alertas o estadísticas de accesos que permitirán a los responsables de su gestión y explotación productiva conocer de manera veraz el uso y consumo realizado y su comportamiento en lo que a tiempos de respuesta y fiabilidad se refiere.</text:span></text:p>
      <text:p text:style-name="P6"><text:span text:style-name="T7">Adicionalmente a los trabajos de publicación realizados, se ha configurado un adaptador para los mismos de manera que también resultará posible acceder a dichos servicios mediante el protocolo REST con la posibilidad de utilizar JSON para el intercambio de los datos. <text:s/></text:span></text:p>
      <text:p text:style-name="P1"><text:soft-page-break/>Esta interfaz adicional para acceder a los datos del Sistema de Información Geográfica Corporativa permitirá la explotación de los mismos de manera más rapida y eficiente algo especialmente valorado cuando es necesario emplear terminales con limitaciones en lo que a transmisión de datos se refiere, como por ejemplo dispositivos móviles, y ha supuesto la eliminación de un problema previamente identificado por la Dirección de Proyecto del SIGC sin necesidad de realizar ninguna modificación en sus servicios publicados gracias a la potencia y versatilidad que supone la publicación de los mismos a través de un Bus de Interoperabilidad.</text:p>
      <text:p text:style-name="Text_20_body"/>
      <text:p text:style-name="Text_20_body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E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ES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049cm" fo:margin-bottom="0.176cm" fo:line-height="100%"/>
      <style:text-properties style:font-name="Times New Roman" fo:font-size="13.5pt" fo:font-weight="bold" style:font-name-asian="Times New Roman1" style:font-size-asian="13.5pt" style:language-asian="es" style:country-asian="ES" style:font-weight-asian="bold" style:font-name-complex="Times New Roman1" style:font-size-complex="13.5pt" style:font-weight-complex="bold"/>
    </style:style>
    <style:style style:name="Normal_20__28_Web_29_" style:display-name="Normal (Web)" style:family="paragraph" style:parent-style-name="Standard" style:default-outline-level="">
      <style:paragraph-properties fo:margin-top="0.049cm" fo:margin-bottom="0.176cm" fo:line-height="100%"/>
      <style:text-properties style:font-name="Times New Roman" fo:font-size="12pt" style:font-name-asian="Times New Roman1" style:font-size-asian="12pt" style:language-asian="es" style:country-asian="ES" style:font-name-complex="Times New Roman1" style:font-size-complex="12pt"/>
    </style:style>
    <style:style style:name="Default_20_Paragraph_20_Font" style:display-name="Default Paragraph Font" style:family="tex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ítulo_20_3_20_Car" style:display-name="Título 3 Car" style:family="text" style:parent-style-name="Default_20_Paragraph_20_Font">
      <style:text-properties style:font-name="Times New Roman" fo:font-size="13.5pt" fo:font-weight="bold" style:font-name-asian="Times New Roman1" style:font-size-asian="13.5pt" style:language-asian="es" style:country-asian="ES" style:font-weight-asian="bold" style:font-name-complex="Times New Roman1" style:font-size-complex="13.5pt" style:font-weight-complex="bold"/>
    </style:style>
    <style:style style:name="ListLabel_20_1" style:display-name="ListLabel 1" style:family="text">
      <style:text-properties fo:font-size="10pt" style:font-size-asian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NDRA</meta:initial-creator>
    <meta:editing-cycles>5</meta:editing-cycles>
    <meta:creation-date>2014-11-19T12:17:00</meta:creation-date>
    <dc:date>2014-12-16T10:27:11.24</dc:date>
    <meta:editing-duration>PT2M12S</meta:editing-duration>
    <meta:generator>OpenOffice/4.0.1$Win32 OpenOffice.org_project/401m5$Build-9714</meta:generator>
    <meta:document-statistic meta:table-count="0" meta:image-count="0" meta:object-count="0" meta:page-count="2" meta:paragraph-count="16" meta:word-count="546" meta:character-count="3622"/>
    <dc:creator>INDRA </dc:creator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